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2" style:family="table-column">
      <style:table-column-properties fo:break-before="auto" style:column-width="84.75mm"/>
    </style:style>
    <style:style style:name="co33" style:family="table-column">
      <style:table-column-properties fo:break-before="auto" style:column-width="27.94mm"/>
    </style:style>
    <style:style style:name="co34" style:family="table-column">
      <style:table-column-properties fo:break-before="auto" style:column-width="25.47mm"/>
    </style:style>
    <style:style style:name="co35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2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font-name="DejaVu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115" style:family="table-cell" style:parent-style-name="Default" style:data-style-name="N37">
      <style:table-cell-properties fo:border="0.06pt solid #000000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17" style:family="table-cell" style:parent-style-name="Default" style:data-style-name="N104">
      <style:table-cell-properties fo:border="0.06pt solid #000000"/>
    </style:style>
    <style:style style:name="ce118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119" style:family="table-cell" style:parent-style-name="Default" style:data-style-name="N104">
      <style:text-properties fo:font-weight="bold" style:font-weight-asian="bold" style:font-weight-complex="bold"/>
    </style:style>
    <style:style style:name="ce120" style:family="table-cell" style:parent-style-name="Default" style:data-style-name="N104"/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H81">
        <office:forms form:automatic-focus="false" form:apply-design-mode="false"/>
        <table:table-column table:style-name="co2" table:default-cell-style-name="ce115"/>
        <table:table-column table:style-name="co32" table:default-cell-style-name="ce1"/>
        <table:table-column table:style-name="co33" table:default-cell-style-name="ce117"/>
        <table:table-column table:style-name="co34" table:default-cell-style-name="ce117"/>
        <table:table-column table:style-name="co2" table:default-cell-style-name="ce117"/>
        <table:table-column table:style-name="co2" table:number-columns-repeated="2" table:default-cell-style-name="Default"/>
        <table:table-column table:style-name="co34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13" office:value-type="string" calcext:value-type="string" table:number-columns-spanned="5" table:number-rows-spanned="1">
            <text:p>Libro Caja</text:p>
          </table:table-cell>
          <table:covered-table-cell table:style-name="ce9"/>
          <table:covered-table-cell table:number-columns-repeated="3" table:style-name="ce1"/>
          <table:table-cell table:number-columns-repeated="7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office:value-type="string" calcext:value-type="string">
            <text:p>Benjis</text:p>
          </table:table-cell>
          <table:table-cell table:style-name="ce120" table:formula="of:=[.C5]+[.C41]+[.C49]" office:value-type="currency" office:currency="ARS" office:value="21871.02" calcext:value-type="currency">
            <text:p>$21.871,0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office:value-type="string" calcext:value-type="string">
            <text:p>Charles</text:p>
          </table:table-cell>
          <table:table-cell table:style-name="ce120" table:formula="of:=+[.C3]+[.C6]+[.C19]+[.C21]+[.C25]+[.C29]+[.C34]+[.C42]+[.C46]+[.C50]+[.C47]+[.C55]" office:value-type="currency" office:currency="ARS" office:value="19757.09" calcext:value-type="currency">
            <text:p>$19.757,09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office:value-type="string" calcext:value-type="string">
            <text:p>Erwin</text:p>
          </table:table-cell>
          <table:table-cell table:style-name="ce120" table:formula="of:=+[.C4]+[.C7]+[.C22]+[.C26]+[.C30]+[.C35]+[.C38]+[.C51]+[.C57]" office:value-type="currency" office:currency="ARS" office:value="27732.36" calcext:value-type="currency">
            <text:p>$27.732,36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 table:number-columns-repeated="2"/>
          <table:table-cell table:style-name="ce119" table:formula="of:=SUM([.H6:.H8])" office:value-type="currency" office:currency="ARS" office:value="69360.47" calcext:value-type="currency">
            <text:p>$69.360,47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 table:number-columns-repeated="3"/>
          <table:table-cell table:style-name="ce120"/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18" office:value-type="currency" office:currency="ARS" office:value="1000" calcext:value-type="currency">
            <text:p>$1.000,00</text:p>
          </table:table-cell>
          <table:table-cell table:style-name="ce118"/>
          <table:table-cell table:formula="of:=+[.E18]+[.C19]-[.D1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18"/>
          <table:table-cell table:style-name="ce118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 table:number-columns-repeated="3"/>
          <table:table-cell table:style-name="ce120"/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16" office:value-type="string" calcext:value-type="string">
            <text:p>Compra de Materiales en Zarate </text:p>
          </table:table-cell>
          <table:table-cell table:style-name="ce1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16" office:value-type="string" calcext:value-type="string">
            <text:p>Compra de Materiales en Ferretería Rondeau</text:p>
          </table:table-cell>
          <table:table-cell table:style-name="ce1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120"/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116" office:value-type="string" calcext:value-type="string">
            <text:p>Vinoteca Don Ciriaco ( Bebidas )</text:p>
          </table:table-cell>
          <table:table-cell table:style-name="ce1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3"/>
          <table:table-cell table:style-name="ce120" table:formula="of:=+[.C78]-[.H9]" office:value-type="currency" office:currency="ARS" office:value="13365" calcext:value-type="currency">
            <text:p>$13.365,00</text:p>
          </table:table-cell>
          <table:table-cell table:number-columns-repeated="3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5]+[.C56]-[.D5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6]+[.C57]-[.D57]" office:value-type="currency" office:currency="ARS" office:value="1992.64" calcext:value-type="currency">
            <text:p>$1.992,6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7]+[.C58]-[.D58]" office:value-type="currency" office:currency="ARS" office:value="723.84" calcext:value-type="currency">
            <text:p>$723,8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58]+[.C59]-[.D59]" office:value-type="currency" office:currency="ARS" office:value="262.54" calcext:value-type="currency">
            <text:p>$262,5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59]+[.C60]-[.D6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0]+[.C61]-[.D61]" office:value-type="currency" office:currency="ARS" office:value="8200" calcext:value-type="currency">
            <text:p>$8.2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1]+[.C62]-[.D62]" office:value-type="currency" office:currency="ARS" office:value="12000" calcext:value-type="currency">
            <text:p>$12.0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2]+[.C63]-[.D63]" office:value-type="currency" office:currency="ARS" office:value="13365" calcext:value-type="currency">
            <text:p>$13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3]+[.C64]-[.D64]" office:value-type="currency" office:currency="ARS" office:value="5065" calcext:value-type="currency">
            <text:p>$5.0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4]+[.C65]-[.D65]" office:value-type="currency" office:currency="ARS" office:value="1365" calcext:value-type="currency">
            <text:p>$1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5]+[.C66]-[.D66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table:number-columns-repeated="3"/>
          <table:table-cell table:formula="of:=+[.E66]+[.C67]-[.D6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68]+[.C69]-[.D69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69]+[.C70]-[.D7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0]+[.C71]-[.D71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2]+[.C73]-[.D7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4]+[.C75]-[.D7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5]+[.C76]-[.D76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119" table:formula="of:=SUM([.C3:.C72])" office:value-type="currency" office:currency="ARS" office:value="82725.47" calcext:value-type="currency">
            <text:p>$82.725,47</text:p>
          </table:table-cell>
          <table:table-cell table:style-name="ce119" table:formula="of:=SUM([.D3:.D72])" office:value-type="currency" office:currency="ARS" office:value="82725.47" calcext:value-type="currency">
            <text:p>$82.725,47</text:p>
          </table:table-cell>
          <table:table-cell table:style-name="Default"/>
          <table:table-cell table:number-columns-repeated="6"/>
          <table:table-cell table:style-name="ce120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120" table:formula="of:=+105000-[.C78]" office:value-type="currency" office:currency="ARS" office:value="22274.53" calcext:value-type="currency">
            <text:p>$22.274,53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19" table:formula="of:=+[.C78]+[.C81]" office:value-type="currency" office:currency="ARS" office:value="105000" calcext:value-type="currency">
            <text:p>$105.000,00</text:p>
          </table:table-cell>
          <table:table-cell table:style-name="Default" table:number-columns-repeated="2"/>
          <table:table-cell table:number-columns-repeated="7"/>
        </table:table-row>
      </table:table>
      <table:table table:name="Creditos" table:style-name="ta1">
        <office:forms form:automatic-focus="false" form:apply-design-mode="false"/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9:49:15.211893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13T19:59:25.664282572</dc:date>
    <meta:editing-duration>PT16H4M23S</meta:editing-duration>
    <meta:editing-cycles>307</meta:editing-cycles>
    <meta:generator>LibreOffice/5.1.4.2$Linux_X86_64 LibreOffice_project/10m0$Build-2</meta:generator>
    <meta:document-statistic meta:table-count="10" meta:cell-count="1513" meta:object-count="0"/>
  </office:meta>
</office:document-meta>
</file>